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paragraph-rsid="000af0e2" style:font-size-asian="15pt" style:font-size-complex="15pt"/>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officeooo:paragraph-rsid="00158b7f"/>
    </style:style>
    <style:style style:name="P5" style:family="paragraph" style:parent-style-name="Standard">
      <style:text-properties fo:font-size="15pt" officeooo:paragraph-rsid="00158b7f" style:font-size-asian="15pt" style:font-size-complex="15pt"/>
    </style:style>
    <style:style style:name="P6" style:family="paragraph" style:parent-style-name="Standard">
      <style:text-properties fo:font-size="15pt" officeooo:paragraph-rsid="000af0e2" style:font-size-asian="15pt" style:font-size-complex="15pt"/>
    </style:style>
    <style:style style:name="P7" style:family="paragraph" style:parent-style-name="Standard">
      <style:text-properties fo:font-size="15pt" officeooo:rsid="000af0e2" officeooo:paragraph-rsid="000af0e2" style:font-size-asian="15pt" style:font-size-complex="15pt"/>
    </style:style>
    <style:style style:name="P8" style:family="paragraph" style:parent-style-name="Standard">
      <style:text-properties fo:font-size="20pt" fo:font-weight="bold" officeooo:rsid="00078382" officeooo:paragraph-rsid="000af0e2" style:font-size-asian="20pt" style:font-weight-asian="bold" style:font-size-complex="20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officeooo:paragraph-rsid="00162118"/>
    </style:style>
    <style:style style:name="T1" style:family="text">
      <style:text-properties officeooo:rsid="000af0e2"/>
    </style:style>
    <style:style style:name="T2" style:family="text">
      <style:text-properties fo:font-size="15pt" style:font-size-asian="15pt" style:font-size-complex="15pt"/>
    </style:style>
    <style:style style:name="T3" style:family="text">
      <style:text-properties fo:font-size="15pt" officeooo:rsid="000af0e2" style:font-size-asian="15pt" style:font-size-complex="15pt"/>
    </style:style>
    <style:style style:name="T4" style:family="text">
      <style:text-properties fo:font-size="15pt" officeooo:rsid="00158b7f" style:font-size-asian="15pt" style:font-size-complex="15pt"/>
    </style:style>
    <style:style style:name="T5" style:family="text">
      <style:text-properties fo:font-size="15pt" fo:font-weight="bold" officeooo:rsid="00158b7f" style:font-size-asian="15pt" style:font-weight-asian="bold" style:font-size-complex="15pt" style:font-weight-complex="bold"/>
    </style:style>
    <style:style style:name="T6" style:family="text">
      <style:text-properties officeooo:rsid="00119303"/>
    </style:style>
    <style:style style:name="T7" style:family="text">
      <style:text-properties officeooo:rsid="00078382"/>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078382" style:font-weight-asian="bold" style:font-weight-complex="bold"/>
    </style:style>
    <style:style style:name="T11" style:family="text">
      <style:text-properties officeooo:rsid="00158b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eifunk ist da!</text:p>
      <text:p text:style-name="P8"/>
      <text:p text:style-name="P2">Eure Nachbarn haben <text:span text:style-name="T1">einen Weg gefunden Ihren Internetanschluss mit Dir zu teilen. Das ist in Deutschland juristisch nicht ganz einfach. Deshalb ist dieser Internetzugang leider auch etwas langsam. Dennoch hoffen wir euch mit dieser Aktion eine kostenlose Grundversorgung bereitstellen zu können. </text:span></text:p>
      <text:p text:style-name="P2"><text:span text:style-name="T1">Jedes Gerät mit WLAN kann sich verbinden (Laptop, Handy, Smartphone). Wähle dafür einfach das offene Netzwerk „Freifunk“ aus.</text:span></text:p>
      <text:p text:style-name="P2"/>
      <text:p text:style-name="P7">Freifunk eignet sich gut für Nachrichten, Texte, Wikipedia, WWW-Suchen, Sprachnachrichten (Telegram, Whatsapp). Für Youtube, Musikstreaming, Internetradios oder Video-Chat ist es leider aufgrund der langsamen Geschwindigkeit nicht gut geeignet.</text:p>
      <text:p text:style-name="P2"/>
      <text:p text:style-name="P4"><text:span text:style-name="T3">Wenn euer Freifunk länger als </text:span><text:span text:style-name="T4">24</text:span><text:span text:style-name="T3">h nicht funktioniert, meldet euch per </text:span><text:span text:style-name="T4">Em</text:span><text:span text:style-name="T3">ail </text:span><text:span text:style-name="T4">an</text:span><text:span text:style-name="T3"> </text:span><text:span text:style-name="T5">shedhalle@freifunk-tuebingen.de</text:span><text:span text:style-name="T3"> oder SMS </text:span><text:span text:style-name="T4">an </text:span><text:span text:style-name="T3">Stefan: 0</text:span><text:span text:style-name="T2">176 40389559</text:span></text:p>
      <text:p text:style-name="P1"/>
      <text:p text:style-name="P9">Verhaltensregeln <text:span text:style-name="T7">Freifunk</text:span></text:p>
      <text:p text:style-name="P1"/>
      <text:p text:style-name="P2">Sei <text:span text:style-name="T9">fair</text:span>: Behandle andere so, wie du selbst behandelt werden willst. Beanspruche also nicht das Freifunk-Netzwerk in einer Art und Weise, dass dessen Betreiber und Benutzer beeinträchtigt werden. Das bedeutet konkret: Nutze die verfügbare Internet-Bandbreite sparsam. Wenn du Musik oder Video streamst wird die Geschwindigkeit für andere zu langsam!</text:p>
      <text:p text:style-name="P1"/>
      <text:p text:style-name="P1">Achte auf deine <text:span text:style-name="T9">Sicherheit</text:span>! Da das Freifunk WLAN unverschlüsselt und offen ist, kann deine Internetnutzu<text:span text:style-name="T6">n</text:span>g belausch<text:span text:style-name="T7">t werden.</text:span> Um deine Privatsphäre zu schützen solltest du daher verschlüsselte Verbindungen benutzen, <text:span text:style-name="T6">besonders sobald du dich auf einer Seite mit Benutzername und Passwort anmeldest.</text:span> <text:span text:style-name="T7">Verschlüsselte Webseiten beginnen mit </text:span><text:span text:style-name="T10">https://...</text:span><text:span text:style-name="T7"> - das 's' seht für „secure“. </text:span></text:p>
      <text:p text:style-name="P1"/>
      <text:p text:style-name="P3">Keine rechtswidrige Nutzung!</text:p>
      <text:p text:style-name="P5"><text:span text:style-name="T7">Für Internetnutzer in Deutschland gilt </text:span><text:span text:style-name="T10">Deutsches Recht</text:span><text:span text:style-name="T7">. Es gibt Seiten im Internet, deren Nutzung in Deutschland illegal ist. Filme und Musik sind meistens urheberrechtlich geschützt und dürfen nicht angesehen werden. Pornographie und Gewaltverherrlichung können auch illegal sein. Im Zweifel halte dich von fragwürdigen Inhalten fern. Du riskierst sonst auch, daß Freifunk hier wieder eingestellt wird.</text:span></text:p>
      <text:p text:style-name="P1"/>
      <text:p text:style-name="P10"><text:a xlink:type="simple" xlink:href="http://www.freifunk-tuebingen.de/" text:style-name="Internet_20_link" text:visited-style-name="Visited_20_Internet_20_Link"><text:span text:style-name="T11">www.freifunk-tuebingen.de</text:span></text:a><text:span text:style-name="T11"> <text:s text:c="3"/><text:tab/><text:tab/><text:tab/><text:tab/>5.5.2016, </text:span><text:span text:style-name="T8">V. i. S. d. P. </text:span><text:span text:style-name="T1">Stefan Tzegg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Tzeggai</meta:initial-creator>
    <meta:creation-date>2016-05-01T13:09:34.856622182</meta:creation-date>
    <dc:date>2016-05-05T00:02:20.449612515</dc:date>
    <meta:editing-duration>PT22M58S</meta:editing-duration>
    <meta:editing-cycles>7</meta:editing-cycles>
    <meta:generator>LibreOffice/5.0.3.2$Linux_X86_64 LibreOffice_project/00m0$Build-2</meta:generator>
    <dc:creator>Stefan Tzeggai</dc:creator>
    <meta:document-statistic meta:table-count="0" meta:image-count="0" meta:object-count="0" meta:page-count="1" meta:paragraph-count="11" meta:word-count="279" meta:character-count="2078" meta:non-whitespace-character-count="1801"/>
  </office:meta>
</office:document-meta>
</file>